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He<text:a xlink:href="http://www.heise.de/">llo Wor</text:a>l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c5000b" fo:language="zxx" style:text-underline-style="solid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4S</meta:editing-duration>
  </office:meta>
</office:document-meta>
</file>